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ab-stops>
          <style:tab-stop style:position="1.4898in"/>
        </style:tab-stops>
      </style:paragraph-properties>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list-style-name="L5">
      <style:paragraph-properties fo:text-align="justify" style:justify-single-word="false"/>
    </style:style>
    <style:style style:name="P7" style:family="paragraph" style:parent-style-name="Standard" style:list-style-name="L6">
      <style:paragraph-properties fo:text-align="justify" style:justify-single-word="false"/>
    </style:style>
    <style:style style:name="P8" style:family="paragraph" style:parent-style-name="Standard" style:list-style-name="L7">
      <style:paragraph-properties fo:text-align="justify" style:justify-single-word="false"/>
    </style:style>
    <style:style style:name="P9" style:family="paragraph" style:parent-style-name="Standard" style:list-style-name="L9">
      <style:paragraph-properties fo:text-align="justify" style:justify-single-word="false"/>
    </style:style>
    <style:style style:name="P10" style:family="paragraph" style:parent-style-name="Text_20_body" style:list-style-name="L4">
      <style:paragraph-properties fo:text-align="justify" style:justify-single-word="false"/>
    </style:style>
    <style:style style:name="P11" style:family="paragraph" style:parent-style-name="Text_20_body" style:list-style-name="L8">
      <style:paragraph-properties fo:text-align="justify" style:justify-single-word="false"/>
    </style:style>
    <style:style style:name="P12" style:family="paragraph" style:parent-style-name="Text_20_body" style:list-style-name="L10">
      <style:paragraph-properties fo:text-align="justify" style:justify-single-word="false"/>
    </style:style>
    <style:style style:name="P13" style:family="paragraph" style:parent-style-name="Text_20_body" style:list-style-name="L12">
      <style:paragraph-properties fo:text-align="justify" style:justify-single-word="false"/>
    </style:style>
    <style:style style:name="P14" style:family="paragraph" style:parent-style-name="Text_20_body" style:list-style-name="L8"/>
    <style:style style:name="P15" style:family="paragraph" style:parent-style-name="Text_20_body" style:list-style-name="L11"/>
    <style:style style:name="P16" style:family="paragraph" style:parent-style-name="Text_20_body">
      <style:paragraph-properties fo:text-align="start" style:justify-single-word="false"/>
    </style:style>
    <style:style style:name="P17" style:family="paragraph" style:parent-style-name="Text_20_body" style:list-style-name="L3">
      <style:paragraph-properties fo:margin-left="0in" fo:margin-right="0in" fo:text-align="justify" style:justify-single-word="false" fo:text-indent="0in" style:auto-text-indent="false"/>
    </style:style>
    <style:style style:name="P18" style:family="paragraph" style:parent-style-name="Text_20_body" style:list-style-name="L4">
      <style:paragraph-properties fo:margin-left="-0.4925in" fo:margin-right="0in" fo:text-align="justify" style:justify-single-word="false" fo:text-indent="0in" style:auto-text-indent="false"/>
    </style:style>
    <style:style style:name="P19" style:family="paragraph" style:parent-style-name="Heading_20_1">
      <style:paragraph-properties fo:text-align="center" style:justify-single-word="false"/>
    </style:style>
    <style:style style:name="P20" style:family="paragraph" style:parent-style-name="Heading_20_1">
      <style:paragraph-properties fo:text-align="justify" style:justify-single-word="false"/>
    </style:style>
    <style:style style:name="P21" style:family="paragraph" style:parent-style-name="Heading_20_2">
      <style:paragraph-properties fo:text-align="justify" style:justify-single-word="false"/>
    </style:style>
    <style:style style:name="P22" style:family="paragraph" style:parent-style-name="Heading_20_3">
      <style:paragraph-properties>
        <style:tab-stops>
          <style:tab-stop style:position="1.4898in"/>
        </style:tab-stops>
      </style:paragraph-properties>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Contents_20_3">
      <style:paragraph-properties>
        <style:tab-stops>
          <style:tab-stop style:position="6.5319in" style:type="right" style:leader-style="dotted" style:leader-text="."/>
        </style:tab-stops>
      </style:paragraph-properties>
    </style:style>
    <style:style style:name="P26"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 text:is-list-header="true">CMM Developer's Guide</text:h>
      <text:p text:style-name="Text_20_body"/>
      <text:h text:style-name="P20" text:outline-level="1" text:is-list-header="tru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23">CMM Developer's Guide<text:tab/>1</text:p>
          <text:p text:style-name="P23">1.Architecture <text:tab/>2</text:p>
          <text:p text:style-name="P24">1.1.Threads<text:tab/>2</text:p>
          <text:p text:style-name="P24">1.2.Data structures <text:tab/>2</text:p>
          <text:p text:style-name="P24">1.3.Internal API's<text:tab/>3</text:p>
          <text:p text:style-name="P25">1.3.1.Linked lists<text:tab/>3</text:p>
          <text:p text:style-name="P25">1.3.2.Hashes<text:tab/>3</text:p>
          <text:p text:style-name="P24">1.4.Locking<text:tab/>4</text:p>
          <text:p text:style-name="P23">2.Conntrack thread <text:tab/>4</text:p>
          <text:p text:style-name="P24">2.1.I/O 's<text:tab/>4</text:p>
          <text:p text:style-name="P24">2.2.Main loop <text:tab/>4</text:p>
          <text:p text:style-name="P24">2.3.Timer<text:tab/>4</text:p>
          <text:p text:style-name="P24">2.4.Interface entries<text:tab/>4</text:p>
          <text:p text:style-name="P25">2.4.1.Local cache<text:tab/>4</text:p>
          <text:p text:style-name="P25">2.4.2.Event handling <text:tab/>5</text:p>
          <text:p text:style-name="P25">2.4.3.PPPoE interface handling<text:tab/>5</text:p>
          <text:p text:style-name="P25">2.4.4.VLAN interface handling<text:tab/>5</text:p>
          <text:p text:style-name="P25">2.4.5.Bridge interface handling<text:tab/>5</text:p>
          <text:p text:style-name="P25">2.4.6.Tunnel interface handling<text:tab/>5</text:p>
          <text:p text:style-name="P24">2.5.Neighbor/Arp entries<text:tab/>5</text:p>
          <text:p text:style-name="P25">2.5.1.Local cache<text:tab/>5</text:p>
          <text:p text:style-name="P25">2.5.2.Event handling<text:tab/>6</text:p>
          <text:p text:style-name="P26">2.5.2.1.RTM_GETNEIGH<text:tab/>6</text:p>
          <text:p text:style-name="P26">2.5.2.2.RTM_NEWNEIGH<text:tab/>6</text:p>
          <text:p text:style-name="P26">2.5.2.3.RTM_DELNEIGH<text:tab/>6</text:p>
          <text:p text:style-name="P24">2.6.Route entries<text:tab/>6</text:p>
          <text:p text:style-name="P25">2.6.1.Local cache<text:tab/>6</text:p>
          <text:p text:style-name="P25">2.6.2. Event handling<text:tab/>7</text:p>
          <text:p text:style-name="P26">2.6.2.1.RTM_DELROUTE<text:tab/>7</text:p>
          <text:p text:style-name="P26">2.6.2.2.RTM_NEWROUTE<text:tab/>7</text:p>
          <text:p text:style-name="P25">2.6.3.Kernel route cache flush<text:tab/>7</text:p>
          <text:p text:style-name="P24">2.7.Flow entries<text:tab/>7</text:p>
          <text:p text:style-name="P25">2.7.1.Local cache<text:tab/>7</text:p>
          <text:p text:style-name="P25">2.7.2.Event handling <text:tab/>7</text:p>
          <text:p text:style-name="P24">2.8.SA entries<text:tab/>8</text:p>
          <text:p text:style-name="P25">2.8.1.Event handling <text:tab/>8</text:p>
          <text:p text:style-name="P24">2.9.Conntrack entries<text:tab/>8</text:p>
          <text:p text:style-name="P25">2.9.1.Local cache<text:tab/>8</text:p>
          <text:p text:style-name="P25">2.9.2.Event handling <text:tab/>8</text:p>
          <text:p text:style-name="P25"><text:soft-page-break/>2.9.3.Lost event handling<text:tab/>8</text:p>
          <text:p text:style-name="P25">2.9.4.Connection timeout handling<text:tab/>8</text:p>
          <text:p text:style-name="P25">2.9.5.UDP connections<text:tab/>8</text:p>
          <text:p text:style-name="P25">2.9.6.TCP connections<text:tab/>9</text:p>
          <text:p text:style-name="P25">2.9.7.Ipv4 Connections<text:tab/>9</text:p>
          <text:p text:style-name="P25">2.9.8.Ipv6 connections<text:tab/>9</text:p>
          <text:p text:style-name="P25">2.9.9.Ipsec connections<text:tab/>9</text:p>
          <text:p text:style-name="P25">2.9.10.Tunneled connections<text:tab/>9</text:p>
          <text:p text:style-name="P23">3.Forward Engined thread <text:tab/>9</text:p>
          <text:p text:style-name="P24">3.1.I/O 's<text:tab/>9</text:p>
          <text:p text:style-name="P24">3.2.Main loop <text:tab/>9</text:p>
          <text:p text:style-name="P23">4.Cli thread <text:tab/>9</text:p>
          <text:p text:style-name="P24">4.1.I/O 's<text:tab/>9</text:p>
          <text:p text:style-name="P24">4.2.Main loop <text:tab/>9</text:p>
          <text:p text:style-name="P23">5.Daemon thread <text:tab/>9</text:p>
          <text:p text:style-name="P23">6.CMM Coding Style and API Presentation Guide<text:tab/>9</text:p>
        </text:index-body>
      </text:table-of-content>
      <text:p text:style-name="P2"/>
      <text:p text:style-name="P2"/>
      <text:h text:style-name="P20" text:outline-level="1" text:is-list-header="true"/>
      <text:h text:style-name="P20" text:outline-level="1">Architecture </text:h>
      <text:h text:style-name="P21" text:outline-level="2">Threads</text:h>
      <text:list xml:id="list1887896208" text:style-name="L1">
        <text:list-item>
          <text:p text:style-name="P4">Conntrack - main thread interfacing to both kernel and fpp. Responsible for establishing fast-forwarded flows. </text:p>
        </text:list-item>
        <text:list-item>
          <text:p text:style-name="P4">Forward Engine - thread listening to fpp events. </text:p>
        </text:list-item>
        <text:list-item>
          <text:p text:style-name="P4">Cli - user interface accessible through telnet, supporting multiple commands. Used to query and modify both cmm and fpp internal state. </text:p>
        </text:list-item>
        <text:list-item>
          <text:p text:style-name="P4">Daemon - uses IPC to receive commands from command line cmm client to query and modify both cmm and fpp internal state. </text:p>
        </text:list-item>
      </text:list>
      <text:p text:style-name="P1"/>
      <text:h text:style-name="P21" text:outline-level="2">Data structures </text:h>
      <text:list xml:id="list1239543012" text:style-name="L2">
        <text:list-item>
          <text:p text:style-name="P5">Conntrack – </text:p>
        </text:list-item>
        <text:list-item>
          <text:p text:style-name="P5">Route - </text:p>
        </text:list-item>
        <text:list-item>
          <text:p text:style-name="P5">Neigh - </text:p>
          <text:p text:style-name="P5"/>
        </text:list-item>
        <text:list-item>
          <text:p text:style-name="P5">Interface - </text:p>
        </text:list-item>
        <text:list-item>
          <text:p text:style-name="P5">Flow - </text:p>
        </text:list-item>
        <text:list-item>
          <text:p text:style-name="P5">Hash tables - several hash tables are maintained to speed up the lookup of connections, neighbors, routes, interfaces and flows. </text:p>
        </text:list-item>
      </text:list>
      <text:p text:style-name="P1"/>
      <text:h text:style-name="P21" text:outline-level="2"><text:soft-page-break/>Internal API's</text:h>
      <text:h text:style-name="Heading_20_3" text:outline-level="3">Linked lists</text:h>
      <text:p text:style-name="P2">An api exists to implement linked lists. These are double linked lists with a head element. The head element must be initialized before being used. List add/delete is an O(1) operation.</text:p>
      <text:list xml:id="list699402718" text:style-name="L3">
        <text:list-item>
          <text:p text:style-name="P17">struct list_head –</text:p>
        </text:list-item>
        <text:list-item>
          <text:p text:style-name="P17">list_head_init() - initializes the head of the list. Must be called before adding any elements to the list.</text:p>
        </text:list-item>
        <text:list-item>
          <text:p text:style-name="P17">list_add() - adds an element to the head of the list.</text:p>
        </text:list-item>
        <text:list-item>
          <text:p text:style-name="P17">list_del() - removes an element from a list.</text:p>
        </text:list-item>
        <text:list-item>
          <text:p text:style-name="P17">list_empty() - returns 1 is list is empty, 0 otherwise</text:p>
        </text:list-item>
        <text:list-item>
          <text:p text:style-name="P17">container_of() - returns the address of the data structure that contains the list element</text:p>
        </text:list-item>
        <text:list-item>
          <text:p text:style-name="P17">list_next() - returns the nex element of the list</text:p>
        </text:list-item>
        <text:list-item>
          <text:p text:style-name="P17">list_first() - returns first element of the list</text:p>
        </text:list-item>
        <text:list-item>
          <text:p text:style-name="P17">list_last() - returns last element of the list</text:p>
        </text:list-item>
      </text:list>
      <text:list xml:id="list2122340976" text:style-name="L4">
        <text:list-header>
          <text:p text:style-name="P18">Any structure can be added to one (or more) lists. You simply need to define your structure with one or more <text:span text:style-name="T2">struct list_head</text:span> member(s) and then use the above api's to add/del/... to/from any list.</text:p>
        </text:list-header>
      </text:list>
      <text:p text:style-name="Text_20_body"><text:span text:style-name="Source_20_Text"><text:tab/></text:span><text:span text:style-name="Source_20_Text"><text:span text:style-name="T1">struct list_head my_list;</text:span></text:span></text:p>
      <text:p text:style-name="Text_20_body"><text:span text:style-name="Source_20_Text"><text:span text:style-name="T1"><text:tab/>struct my_struct data {</text:span></text:span></text:p>
      <text:p text:style-name="Text_20_body"><text:span text:style-name="Source_20_Text"><text:span text:style-name="T1"><text:tab/><text:tab/>...</text:span></text:span></text:p>
      <text:p text:style-name="Text_20_body"><text:span text:style-name="Source_20_Text"><text:span text:style-name="T1"><text:tab/><text:tab/>struct list_head list;</text:span></text:span></text:p>
      <text:p text:style-name="Text_20_body"><text:span text:style-name="Source_20_Text"><text:span text:style-name="T1"><text:tab/><text:tab/>...</text:span></text:span></text:p>
      <text:p text:style-name="Text_20_body"><text:span text:style-name="Source_20_Text"><text:span text:style-name="T1"><text:tab/>};</text:span></text:span></text:p>
      <text:p text:style-name="Text_20_body"><text:span text:style-name="Source_20_Text"><text:span text:style-name="T1"/></text:span></text:p>
      <text:p text:style-name="Text_20_body"><text:span text:style-name="Source_20_Text"><text:span text:style-name="T1"><text:tab/>void func(void)</text:span></text:span></text:p>
      <text:p text:style-name="Text_20_body"><text:span text:style-name="Source_20_Text"><text:span text:style-name="T1"><text:tab/>{</text:span></text:span></text:p>
      <text:p text:style-name="Text_20_body"><text:span text:style-name="Source_20_Text"><text:span text:style-name="T1"><text:tab/><text:tab/>list_head_init(&amp;my_list);</text:span></text:span></text:p>
      <text:p text:style-name="Text_20_body"><text:span text:style-name="Source_20_Text"><text:span text:style-name="T1"><text:tab/><text:tab/>/* add “data” structure to “my_list” <text:s/>*/</text:span></text:span></text:p>
      <text:p text:style-name="Text_20_body"><text:span text:style-name="Source_20_Text"><text:span text:style-name="T1"><text:tab/><text:tab/>list_add(&amp;my_list, &amp;data.list);</text:span></text:span></text:p>
      <text:p text:style-name="Text_20_body"><text:span text:style-name="Source_20_Text"><text:span text:style-name="T1"/></text:span></text:p>
      <text:p text:style-name="Text_20_body"><text:span text:style-name="Source_20_Text"><text:span text:style-name="T1"><text:tab/><text:tab/>/* remove “data” structure from “my_list” */</text:span></text:span></text:p>
      <text:p text:style-name="Text_20_body"><text:span text:style-name="Source_20_Text"><text:span text:style-name="T1"><text:tab/><text:tab/>list_del(&amp;data.list);</text:span></text:span></text:p>
      <text:p text:style-name="Text_20_body"><text:span text:style-name="Source_20_Text"><text:span text:style-name="T1"><text:tab/>}</text:span></text:span></text:p>
      <text:p text:style-name="P2"/>
      <text:h text:style-name="Heading_20_3" text:outline-level="3">Hashes</text:h>
      <text:p text:style-name="Text_20_body">Hashes are implemented using a simple array of <text:span text:style-name="T2">struct list_head.</text:span></text:p>
      <text:list xml:id="list1358642164" text:continue-numbering="true" text:style-name="L4">
        <text:list-header>
          <text:p text:style-name="P10"><text:soft-page-break/></text:p>
        </text:list-header>
      </text:list>
      <text:p text:style-name="P2"/>
      <text:h text:style-name="Heading_20_2" text:outline-level="2">Locking</text:h>
      <text:p text:style-name="Text_20_body"/>
      <text:p text:style-name="Text_20_body"/>
      <text:h text:style-name="Heading_20_1" text:outline-level="1">Conntrack thread </text:h>
      <text:h text:style-name="Heading_20_2" text:outline-level="2">I/O 's</text:h>
      <text:p text:style-name="P1"/>
      <text:list xml:id="list920266543" text:style-name="L5">
        <text:list-item>
          <text:p text:style-name="P6">Multiple netlink sockets are used to listen to kernel events (interface, routes, neighbor, conntracks, flows, sa's). </text:p>
        </text:list-item>
        <text:list-item>
          <text:p text:style-name="P6">Multiple netlink sockets are used to query the internal kernel state (interfaces, neighbor/arp, routes) </text:p>
        </text:list-item>
        <text:list-item>
          <text:p text:style-name="P6">FCI netlink socket is used to query/modify the internal fpp state. </text:p>
        </text:list-item>
      </text:list>
      <text:p text:style-name="P1"/>
      <text:h text:style-name="Heading_20_2" text:outline-level="2">Main loop </text:h>
      <text:p text:style-name="P1"/>
      <text:list xml:id="list1181422088" text:style-name="L6">
        <text:list-item>
          <text:p text:style-name="P7">select() is used to poll the different netlink sockets. </text:p>
        </text:list-item>
        <text:list-item>
          <text:p text:style-name="P7">A global timer, with 1s resolution, is also maintained to handle time dependent functions. </text:p>
        </text:list-item>
        <text:list-item>
          <text:p text:style-name="P7">When an event is received a lookup is done to determine which connections may be concerned. Then for each connection a common state machine is run:</text:p>
          <text:list>
            <text:list-item>
              <text:p text:style-name="P7">For a new connection (not yet programmed in fpp), collect locally all conntrack related information, when everything is available program fpp. </text:p>
            </text:list-item>
            <text:list-item>
              <text:p text:style-name="P7">For an existent connection, collect locally all updated information, then update fpp. </text:p>
            </text:list-item>
            <text:list-item>
              <text:p text:style-name="P7">For a destroyed connection, remove no longer used entries from fpp and locally. </text:p>
            </text:list-item>
          </text:list>
        </text:list-item>
      </text:list>
      <text:p text:style-name="P1"/>
      <text:h text:style-name="Heading_20_2" text:outline-level="2">Timer</text:h>
      <text:p text:style-name="P2">A timer is implemented in this thread using an “interval timer” (see setitimer(2), getitimer(2)) which generates a SIGALRM every second. The SIGALRM signal handler simply sets a variable that is checked in the thread main loop.</text:p>
      <text:p text:style-name="P1"/>
      <text:h text:style-name="Heading_20_2" text:outline-level="2">Interface entries</text:h>
      <text:h text:style-name="Heading_20_3" text:outline-level="3">Local cache</text:h>
      <text:list xml:id="list966092435" text:style-name="L7">
        <text:list-item>
          <text:p text:style-name="P8">A local cache is kept in cmm with information about all the interfaces, and their IP addresses, known to the Linux kernel.</text:p>
        </text:list-item>
      </text:list>
      <text:list xml:id="list430559659" text:style-name="L8">
        <text:list-item>
          <text:p text:style-name="P11">The cache is implemented using a hash table, and the hash function is based on the interface index.</text:p>
        </text:list-item>
      </text:list>
      <text:list xml:id="list665111778" text:continue-list="list966092435" text:style-name="L7">
        <text:list-item text:start-value="1">
          <text:p text:style-name="P8"><text:soft-page-break/>If an interface is not yet in the local cache an explicit netlink query can be used to retrieve the interface or address information from the kernel.</text:p>
        </text:list-item>
        <text:list-item>
          <text:p text:style-name="P8">A netlink socket is used to listen to all interface and address events (RTMGRP_LINK, <text:s/>RTMGRP_IPV4_IFADDR and RTMGRP_IPV6_IFADDR) and keep the local cache synchronized with the kernel.</text:p>
        </text:list-item>
        <text:list-item>
          <text:p text:style-name="P8">The local cache is updated when a netlink event (RTM_NEWLINK, RTM_DELLINK, RTM_NEWADDR and RTM_DELADDR) is received or when the response to an explicit query is received.</text:p>
        </text:list-item>
      </text:list>
      <text:h text:style-name="Heading_20_3" text:outline-level="3">Event handling </text:h>
      <text:list xml:id="list1041150192" text:continue-list="list665111778" text:style-name="L7">
        <text:list-item text:start-value="1">
          <text:p text:style-name="P8">Interfaces are programmed in fpp when they are up and removed when they are down.</text:p>
        </text:list-item>
        <text:list-item>
          <text:p text:style-name="P8">Specific functions are used to program the different types of virtual interfaces (PPPoE, VLAN, Tunnel, ...)</text:p>
        </text:list-item>
        <text:list-item>
          <text:p text:style-name="P8">Before programing an interface in fpp we check if it's “link” interface is already programmed. This way, only interfaces where the low level physical interface is wan/lan are programmed in fpp. This works even for multiple levels of virtual interfaces (as long as the lower layer interfaces are programmed first).</text:p>
        </text:list-item>
        <text:list-item>
          <text:p text:style-name="P8"/>
        </text:list-item>
      </text:list>
      <text:list xml:id="list1982641651" text:style-name="L9">
        <text:list-header>
          <text:p text:style-name="P9"/>
        </text:list-header>
      </text:list>
      <text:p text:style-name="P1"/>
      <text:h text:style-name="Heading_20_3" text:outline-level="3">PPPoE interface handling</text:h>
      <text:p text:style-name="P1"/>
      <text:h text:style-name="Heading_20_3" text:outline-level="3">VLAN interface handling</text:h>
      <text:p text:style-name="P1"/>
      <text:h text:style-name="Heading_20_3" text:outline-level="3">Bridge interface handling</text:h>
      <text:p text:style-name="P1"/>
      <text:h text:style-name="Heading_20_3" text:outline-level="3">Tunnel interface handling</text:h>
      <text:p text:style-name="P1"/>
      <text:p text:style-name="P1"/>
      <text:h text:style-name="Heading_20_2" text:outline-level="2">Neighbor/Arp entries</text:h>
      <text:h text:style-name="Heading_20_3" text:outline-level="3">Local cache</text:h>
      <text:list xml:id="list1074401169" text:continue-list="list430559659" text:style-name="L8">
        <text:list-item text:start-value="1">
          <text:p text:style-name="P11">A local cache is kept in cmm with information about all the neighbor entries attached to an interface used by a fast forwarded connection or tunnel.</text:p>
        </text:list-item>
        <text:list-item>
          <text:p text:style-name="P11">The cache is implemented using a hash table, and the hash function is based on account the arp/neighbor family (AF_INET, AF_INET6) and the gateway IP address.</text:p>
        </text:list-item>
        <text:list-item>
          <text:p text:style-name="P11">arp/neighbor entries are also kept on a second hash table, with the hash function based on the mac address. This hash table is used to speedup the matching of neighbor entries with bridge interface mac entries.</text:p>
        </text:list-item>
        <text:list-item>
          <text:p text:style-name="P11"><text:soft-page-break/>If a neighbor is not yet in the local cache an explicit netlink query can be used to retrieve all neighbor entries attached to a given interface.</text:p>
        </text:list-item>
      </text:list>
      <text:list xml:id="list1577823388" text:continue-list="list1041150192" text:style-name="L7">
        <text:list-item text:start-value="1">
          <text:p text:style-name="P8">A netlink socket is used to listen to all neighbor events (RTMGRP_NEIGH) and keep the local cache synchronized with the kernel.</text:p>
        </text:list-item>
      </text:list>
      <text:h text:style-name="Heading_20_3" text:outline-level="3">Event handling</text:h>
      <text:p text:style-name="P2">CMM handles three types of neighbor events: RTM_GETNEIGH, RTM_NEWNEIGH and RTM_DELNEIGH. For the kernel to generate events “app_solicit” must be enabled for the interfaces of interest.</text:p>
      <text:h text:style-name="Heading_20_4" text:outline-level="4">RTM_GETNEIGH</text:h>
      <text:p text:style-name="P2">This event is sent by the kernel whenever it needs to resolve a mac address. CMM will construct a arp request/neighbor resolution packet and send it through a network socket. This is done independently of the arp/neighbor entry being cached locally or not.</text:p>
      <text:h text:style-name="Heading_20_4" text:outline-level="4">RTM_NEWNEIGH</text:h>
      <text:p text:style-name="P2">This event is sent by the kernel whenever an arp/neighbor entry changes state.</text:p>
      <text:p text:style-name="P2">The event handling is done mostly based on the state of the arp/neighbor entry. This is the state of the kernel internal neighbor state machine.</text:p>
      <text:p text:style-name="P2">Upon receiving the event basic checks are performed:</text:p>
      <text:list xml:id="list193337439" text:style-name="L10">
        <text:list-item>
          <text:p text:style-name="P12">if the new state is not handled by cmm, exit to the main loop.</text:p>
        </text:list-item>
        <text:list-item>
          <text:p text:style-name="P12">if the event doesn't contain a valid gateway address, exit to the main loop.</text:p>
        </text:list-item>
      </text:list>
      <text:p text:style-name="P2">Then a lookup is done on the local cache, if an entry is not found then exit to the main loop.</text:p>
      <text:p text:style-name="P2">Then a check is done to determine which attribute changed: new mac address, modified mac address, removed mac address, modified interface.</text:p>
      <text:p text:style-name="P2">Then we go through all routes pointing to this neighbor entry and all connections/tunnels pointing to those routes and we run the main conntrack handling function for each of them.</text:p>
      <text:p text:style-name="Text_20_body"/>
      <text:h text:style-name="Heading_20_4" text:outline-level="4">RTM_DELNEIGH</text:h>
      <text:p text:style-name="Text_20_body">This event is sent by the kernel whenever an arp/neighbor is removed from it's internal tables. The handling of the event is exactly the same as for the RTM_NEWNEIGH event.</text:p>
      <text:p text:style-name="P1"/>
      <text:h text:style-name="Heading_20_2" text:outline-level="2">Route entries</text:h>
      <text:h text:style-name="Heading_20_3" text:outline-level="3">Local cache</text:h>
      <text:list xml:id="list1509488941" text:continue-list="list1074401169" text:style-name="L8">
        <text:list-item text:start-value="1">
          <text:p text:style-name="P11">A local cache is kept in cmm with information about all the routes used by fast forward connections and tunnels.</text:p>
        </text:list-item>
        <text:list-item>
          <text:p text:style-name="P11">The cache is implemented using a hash table, and the hash function is based on the route family <text:soft-page-break/>(AF_INET, AF_INET6) and the source/destination IP addresses.</text:p>
        </text:list-item>
        <text:list-item>
          <text:p text:style-name="P11">If a route is not yet in the local cache an explicit netlink query can be use to retrieve the route information from the kernel.</text:p>
        </text:list-item>
        <text:list-item>
          <text:p text:style-name="P11">A netlink socket is used to listen to all route table events (RTMGRP_IPV4_ROUTE <text:s/>and RTMGRP_IPV6_ROUTE) and keep the local cache synchronized with the kernel.</text:p>
        </text:list-item>
        <text:list-item>
          <text:p text:style-name="P14"/>
        </text:list-item>
      </text:list>
      <text:h text:style-name="P22" text:outline-level="3"><text:s/>Event handling</text:h>
      <text:p text:style-name="P3">CMM handles two types of route events: <text:s/>RTM_NEWROUTE and RTM_DELROUTE. These events are generated by the kernel when adding/removing entries from the different routing tables.</text:p>
      <text:p text:style-name="P3">There is no precise matching between the <text:s/>route table events and our local route cache entries. A match can only be done based on the longest route prefix.</text:p>
      <text:h text:style-name="Heading_20_4" text:outline-level="4">RTM_DELROUTE</text:h>
      <text:p text:style-name="Text_20_body">Some basic checks are done to see if this eve</text:p>
      <text:p text:style-name="Text_20_body">A lookup is made to see if the route is present in the local cache.</text:p>
      <text:list xml:id="list718438943" text:style-name="L11">
        <text:list-item>
          <text:p text:style-name="P15">If it's not, exit.</text:p>
        </text:list-item>
        <text:list-item>
          <text:p text:style-name="P15">If it is, mark the route entry invalid.</text:p>
        </text:list-item>
      </text:list>
      <text:h text:style-name="Heading_20_4" text:outline-level="4">RTM_NEWROUTE</text:h>
      <text:p text:style-name="P1"/>
      <text:h text:style-name="Heading_20_3" text:outline-level="3">Kernel route cache flush</text:h>
      <text:p text:style-name="P1"/>
      <text:h text:style-name="Heading_20_2" text:outline-level="2">Flow entries</text:h>
      <text:h text:style-name="Heading_20_3" text:outline-level="3">Local cache</text:h>
      <text:h text:style-name="Heading_20_3" text:outline-level="3">Event handling </text:h>
      <text:p text:style-name="P1"/>
      <text:p text:style-name="P1"/>
      <text:h text:style-name="Heading_20_2" text:outline-level="2"><text:soft-page-break/>SA entries</text:h>
      <text:h text:style-name="Heading_20_3" text:outline-level="3">Event handling </text:h>
      <text:h text:style-name="Heading_20_2" text:outline-level="2">Conntrack entries</text:h>
      <text:h text:style-name="Heading_20_3" text:outline-level="3">Local cache</text:h>
      <text:list xml:id="list1916189357" text:continue-list="list1509488941" text:style-name="L8">
        <text:list-item text:start-value="1">
          <text:p text:style-name="P11">A local cache is kept in cmm with information about all the fast forwarded connections.</text:p>
        </text:list-item>
        <text:list-item>
          <text:p text:style-name="P11"/>
        </text:list-item>
      </text:list>
      <text:h text:style-name="Heading_20_3" text:outline-level="3">Event handling </text:h>
      <text:p text:style-name="P1"/>
      <text:h text:style-name="Heading_20_3" text:outline-level="3">Lost event handling</text:h>
      <text:p text:style-name="P2">If a ENOBUFS error is returned, when reading from the conntrack netlink socket, it means the receive socket buffer overrun and that some events were lost. This leads to a desynchronization between the kernel and cmm. Since this type of error is not uncommon, the kernel can easily generate more netlink events than what cmm can process, a mechanism to recover from this desynchronization is in place.</text:p>
      <text:p text:style-name="P2">The read error is recorded using the <text:span text:style-name="T2">need_resync</text:span> local variable. The timer process checks this variable and runs the re-synchonization once the conntrack netlink socket is empty. The re-synchronization consists of the following steps:</text:p>
      <text:list xml:id="list2089111148" text:style-name="L12">
        <text:list-item>
          <text:p text:style-name="P13">Go through the list of local conntracks and query the kernel for each of them. If the query returns an error, free the local entry. This will remove all local entries that no longer exist in the kernel.</text:p>
        </text:list-item>
        <text:list-item>
          <text:p text:style-name="P13">Flush all pending events in the conntrack netlink socket (basically a read loop that exits when the socket buffer is empty or when the buffer was fully read at least once).</text:p>
        </text:list-item>
        <text:list-item>
          <text:p text:style-name="P13">Dump all kernel conntracks.</text:p>
        </text:list-item>
      </text:list>
      <text:p text:style-name="P2"/>
      <text:p text:style-name="P2">If an error is seen during the re-synchronization itself, the <text:span text:style-name="T2">need_resync</text:span> variable remains set and we try again later.</text:p>
      <text:h text:style-name="Heading_20_3" text:outline-level="3">Connection timeout handling</text:h>
      <text:h text:style-name="Heading_20_3" text:outline-level="3">UDP connections</text:h>
      <text:p text:style-name="Text_20_body">Unidir</text:p>
      <text:p text:style-name="Text_20_body">Bidir</text:p>
      <text:h text:style-name="Heading_20_3" text:outline-level="3"><text:soft-page-break/>TCP connections</text:h>
      <text:h text:style-name="Heading_20_3" text:outline-level="3">Ipv4 Connections</text:h>
      <text:h text:style-name="Heading_20_3" text:outline-level="3">Ipv6 connections</text:h>
      <text:h text:style-name="Heading_20_3" text:outline-level="3">Ipsec connections</text:h>
      <text:h text:style-name="Heading_20_3" text:outline-level="3">Tunneled connections</text:h>
      <text:p text:style-name="Text_20_body"/>
      <text:h text:style-name="Heading_20_1" text:outline-level="1">Forward Engined thread </text:h>
      <text:h text:style-name="Heading_20_2" text:outline-level="2">I/O 's</text:h>
      <text:p text:style-name="P1">A FCI netlink socket is used to listen to FPP events. </text:p>
      <text:p text:style-name="P1"/>
      <text:h text:style-name="Heading_20_2" text:outline-level="2">Main loop </text:h>
      <text:p text:style-name="P1">fci_catch() is used to listen to fpp events. </text:p>
      <text:p text:style-name="P1"/>
      <text:p text:style-name="P1"/>
      <text:h text:style-name="Heading_20_1" text:outline-level="1">Cli thread </text:h>
      <text:h text:style-name="Heading_20_2" text:outline-level="2">I/O 's</text:h>
      <text:p text:style-name="Text_20_body">A TCP socket is used to listen to new connections.</text:p>
      <text:p text:style-name="Text_20_body">A TCP socket is used to exchange data when a connection is established.</text:p>
      <text:h text:style-name="Heading_20_2" text:outline-level="2">Main loop </text:h>
      <text:p text:style-name="P1">After accepting a new connection the newly created socket is passed to the “cli” library main loop.</text:p>
      <text:p text:style-name="P1"/>
      <text:h text:style-name="Heading_20_1" text:outline-level="1">Daemon thread </text:h>
      <text:h text:style-name="Heading_20_1" text:outline-level="1">CMM Coding Style and API Presentation Guide</text:h>
      <text:p text:style-name="P16">Located here: http://msahost.nb-engr.mindspeed.com/index.php/CMM_Coding_Style_and_Layou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Bitstream Vera Sans Mono" style:font-name-asian="Bitstream Vera Sans Mono" style:font-name-complex="Bitstream Vera Sans Mono"/>
    </style:style>
    <text:outline-style style:name="Outlin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suffix="." style:num-format="1" text:display-levels="4">
        <style:list-level-properties text:min-label-distance="0.15in"/>
      </text:outline-level-style>
      <text:outline-level-style text:level="5" style:num-suffix="." style:num-format="1" text:display-levels="5">
        <style:list-level-properties text:min-label-distance="0.15in"/>
      </text:outline-level-style>
      <text:outline-level-style text:level="6" style:num-suffix="." style:num-format="1" text:display-levels="6">
        <style:list-level-properties text:min-label-distance="0.15in"/>
      </text:outline-level-style>
      <text:outline-level-style text:level="7" style:num-suffix="." style:num-format="1" text:display-levels="7">
        <style:list-level-properties text:min-label-distance="0.15in"/>
      </text:outline-level-style>
      <text:outline-level-style text:level="8" style:num-suffix="." style:num-format="1" text:display-levels="8">
        <style:list-level-properties text:min-label-distance="0.15in"/>
      </text:outline-level-style>
      <text:outline-level-style text:level="9" style:num-suffix="." style:num-format="1" text:display-levels="9">
        <style:list-level-properties text:min-label-distance="0.15in"/>
      </text:outline-level-style>
      <text:outline-level-style text:level="10" style:num-suffix="."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FreeBSD/i386 OpenOffice.org_project/300m9$Build-9358</meta:generator>
    <dc:title>CMM Developer's Guide</dc:title>
    <meta:creation-date>2010-04-26T13:35:49</meta:creation-date>
    <dc:date>2010-10-22T15:54:03</dc:date>
    <meta:editing-cycles>55</meta:editing-cycles>
    <meta:editing-duration>PT06H59M55S</meta:editing-duration>
    <dc:creator>Andrii Arsirii</dc:creator>
    <meta:document-statistic meta:table-count="0" meta:image-count="0" meta:object-count="0" meta:page-count="9" meta:paragraph-count="206" meta:word-count="1910" meta:character-count="11468"/>
    <meta:user-defined meta:name="Info 1"/>
    <meta:user-defined meta:name="Info 2"/>
    <meta:user-defined meta:name="Info 3"/>
    <meta:user-defined meta:name="Info 4"/>
  </office:meta>
</office:document-meta>
</file>